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1" svg:font-family="OpenSymbol"/>
    <style:font-face style:name="OpenSymbol" svg:font-family="OpenSymbol, 'Arial Unicode MS'"/>
    <style:font-face style:name="Arial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family-generic="system"/>
    <style:font-face style:name="Mangal1" svg:font-family="Mangal" style:font-family-generic="system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6.806cm" fo:margin-left="-0.191cm" table:align="left" style:writing-mode="lr-tb"/>
    </style:style>
    <style:style style:name="Tableau1.A" style:family="table-column">
      <style:table-column-properties style:column-width="8.913cm"/>
    </style:style>
    <style:style style:name="Tableau1.B" style:family="table-column">
      <style:table-column-properties style:column-width="7.893cm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 fo:orphans="0" fo:widows="0">
        <style:tab-stops>
          <style:tab-stop style:position="2.514cm"/>
          <style:tab-stop style:position="9.911cm"/>
        </style:tab-stops>
      </style:paragraph-properties>
      <style:text-properties fo:color="#000000"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P4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ar" style:country-complex="SA"/>
    </style:style>
    <style:style style:name="P5" style:family="paragraph" style:parent-style-name="Standard">
      <style:paragraph-properties fo:text-align="justify" style:justify-single-word="false" fo:orphans="0" fo:widows="0"/>
      <style:text-properties fo:color="#000000"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ar" style:country-complex="SA"/>
    </style:style>
    <style:style style:name="P6" style:family="paragraph" style:parent-style-name="Standard">
      <style:paragraph-properties fo:text-align="start" style:justify-single-word="false" fo:orphans="0" fo:widows="0"/>
      <style:text-properties fo:color="#000000" style:font-name="Arial" fo:font-size="12pt" fo:language="fr" fo:country="FR" style:letter-kerning="true" style:font-size-asian="12pt" style:language-asian="zh" style:country-asian="CN" style:font-name-complex="Arial4" style:font-size-complex="12pt" style:language-complex="ar" style:country-complex="SA"/>
    </style:style>
    <style:style style:name="P7" style:family="paragraph" style:parent-style-name="Standard">
      <style:paragraph-properties fo:text-align="start" style:justify-single-word="false" fo:orphans="0" fo:widows="0">
        <style:tab-stops>
          <style:tab-stop style:position="9.252cm"/>
        </style:tab-stops>
      </style:paragraph-properties>
      <style:text-properties fo:color="#000000" style:font-name="Arial" fo:font-size="12pt" fo:language="fr" fo:country="FR" style:letter-kerning="true" style:font-size-asian="12pt" style:language-asian="zh" style:country-asian="CN" style:font-name-complex="Arial4" style:font-size-complex="12pt" style:language-complex="ar" style:country-complex="SA"/>
    </style:style>
    <style:style style:name="P8" style:family="paragraph" style:parent-style-name="Standard">
      <style:paragraph-properties fo:text-align="start" style:justify-single-word="false" fo:orphans="0" fo:widows="0"/>
      <style:text-properties fo:color="#000000" style:font-name="Arial" fo:font-size="12pt" fo:language="fr" fo:country="FR" style:letter-kerning="true" style:font-size-asian="12pt" style:language-asian="fr" style:country-asian="FR" style:font-name-complex="Arial4" style:font-size-complex="12pt" style:language-complex="ar" style:country-complex="SA"/>
    </style:style>
    <style:style style:name="P9" style:family="paragraph" style:parent-style-name="Standard">
      <style:paragraph-properties fo:text-align="start" style:justify-single-word="false" fo:orphans="0" fo:widows="0"/>
      <style:text-properties fo:color="#000000" style:font-name="Arial" fo:font-size="12pt" fo:language="fr" fo:country="FR" officeooo:paragraph-rsid="001a1685" style:letter-kerning="true" style:font-size-asian="12pt" style:language-asian="fr" style:country-asian="FR" style:font-name-complex="Arial4" style:font-size-complex="12pt" style:language-complex="ar" style:country-complex="SA"/>
    </style:style>
    <style:style style:name="P10" style:family="paragraph" style:parent-style-name="Standard">
      <style:paragraph-properties fo:text-align="start" style:justify-single-word="false" fo:orphans="0" fo:widows="0"/>
      <style:text-properties fo:color="#000000" style:font-name="Arial" fo:font-size="12pt" fo:language="fr" fo:country="FR" style:letter-kerning="true" style:font-size-asian="12pt" style:language-asian="fr" style:country-asian="FR" style:font-name-complex="Mangal1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 fo:orphans="0" fo:widows="0"/>
      <style:text-properties fo:color="#000000" style:font-name="Arial2" fo:font-size="12pt" fo:language="fr" fo:country="FR" style:letter-kerning="true" style:font-size-asian="12pt" style:language-asian="zh" style:country-asian="CN" style:font-name-complex="Arial4" style:font-size-complex="12pt" style:language-complex="ar" style:country-complex="SA"/>
    </style:style>
    <style:style style:name="P12" style:family="paragraph" style:parent-style-name="Standard">
      <style:paragraph-properties fo:text-align="justify" style:justify-single-word="false" fo:orphans="0" fo:widows="0"/>
      <style:text-properties fo:color="#000000" style:font-name="Arial2" fo:font-size="12pt" fo:language="fr" fo:country="FR" style:letter-kerning="true" style:font-size-asian="12pt" style:language-asian="fr" style:country-asian="FR" style:font-name-complex="Mangal1" style:font-size-complex="12pt" style:language-complex="ar" style:country-complex="SA"/>
    </style:style>
    <style:style style:name="P13" style:family="paragraph" style:parent-style-name="Standard">
      <style:paragraph-properties fo:text-align="start" style:justify-single-word="false" fo:orphans="0" fo:widows="0">
        <style:tab-stops>
          <style:tab-stop style:position="9.252cm"/>
        </style:tab-stops>
      </style:paragraph-properties>
      <style:text-properties fo:color="#000000" style:font-name="Arial2" fo:font-size="11pt" fo:language="fr" fo:country="FR" officeooo:rsid="00223cdf" style:letter-kerning="true" style:font-name-asian="Arial2" style:font-size-asian="11pt" style:language-asian="zh" style:country-asian="CN" style:font-name-complex="Arial2" style:font-size-complex="11pt" style:language-complex="ar" style:country-complex="SA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Arial2"/>
    </style:style>
    <style:style style:name="P15" style:family="paragraph" style:parent-style-name="Standard">
      <style:paragraph-properties fo:text-align="justify" style:justify-single-word="false"/>
      <style:text-properties style:font-name="Arial2" officeooo:paragraph-rsid="00200498"/>
    </style:style>
    <style:style style:name="P16" style:family="paragraph" style:parent-style-name="Standard">
      <style:paragraph-properties style:text-autospace="none"/>
      <style:text-properties style:font-name="Arial2" fo:font-size="10pt" fo:language="fr" fo:country="FR" fo:font-style="normal" fo:font-weight="normal" officeooo:paragraph-rsid="00200498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 fo:orphans="0" fo:widows="0">
        <style:tab-stops>
          <style:tab-stop style:position="9.252cm"/>
        </style:tab-stops>
      </style:paragraph-properties>
      <style:text-properties fo:color="#000000" style:font-name="Arial" fo:font-size="12pt" fo:language="fr" fo:country="FR" officeooo:paragraph-rsid="001a1685" style:letter-kerning="true" style:font-size-asian="12pt" style:language-asian="zh" style:country-asian="CN" style:font-name-complex="Arial4" style:font-size-complex="12pt" style:language-complex="ar" style:country-complex="SA"/>
    </style:style>
    <style:style style:name="P18" style:family="paragraph" style:parent-style-name="Text_20_body">
      <style:paragraph-properties fo:margin-top="0cm" fo:margin-bottom="0.212cm" style:contextual-spacing="false" fo:text-align="start" style:justify-single-word="false" fo:orphans="0" fo:widows="0" style:text-autospace="none">
        <style:tab-stops>
          <style:tab-stop style:position="9.252cm"/>
        </style:tab-stops>
      </style:paragraph-properties>
      <style:text-properties fo:color="#000000" style:font-name="Arial2" fo:font-size="12pt" fo:language="fr" fo:country="FR" fo:font-weight="bold" officeooo:paragraph-rsid="001a1685" style:letter-kerning="true" style:font-name-asian="Arial2" style:font-size-asian="12pt" style:language-asian="fr" style:country-asian="FR" style:font-weight-asian="bold" style:font-name-complex="Arial2" style:font-size-complex="12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color="#000000" style:font-name="Arial2" fo:font-size="12pt" fo:language="fr" fo:country="FR" style:letter-kerning="true" style:font-size-asian="12pt" style:language-asian="zh" style:country-asian="CN" style:font-name-complex="Arial4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2" fo:font-size="12pt" fo:language="fr" fo:country="FR" fo:font-style="normal" fo:font-weight="normal" officeooo:paragraph-rsid="00200498" style:font-name-asian="Arial2" style:font-size-asian="12pt" style:language-asian="zh" style:country-asian="CN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 style:writing-mode="lr-tb"/>
      <style:text-properties style:font-name="Arial2" officeooo:paragraph-rsid="00200498"/>
    </style:style>
    <style:style style:name="P22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2" fo:font-size="12pt" fo:font-weight="bold" officeooo:paragraph-rsid="001a168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 style:text-autospace="none" style:writing-mode="lr-tb"/>
      <style:text-properties style:font-name="Arial2" officeooo:paragraph-rsid="00200498" style:font-name-asian="Arial2" style:language-asian="zh" style:country-asian="CN" style:font-name-complex="Arial2"/>
    </style:style>
    <style:style style:name="P24" style:family="paragraph" style:parent-style-name="Standard">
      <style:paragraph-properties style:writing-mode="lr-tb"/>
      <style:text-properties style:font-name="Arial2" officeooo:paragraph-rsid="00200498"/>
    </style:style>
    <style:style style:name="P25" style:family="paragraph" style:parent-style-name="Standard">
      <style:paragraph-properties style:writing-mode="lr-tb"/>
      <style:text-properties officeooo:paragraph-rsid="00200498"/>
    </style:style>
    <style:style style:name="P26" style:family="paragraph" style:parent-style-name="Standard">
      <style:paragraph-properties fo:text-align="justify" style:justify-single-word="false" fo:orphans="0" fo:widows="0" style:writing-mode="lr-tb"/>
      <style:text-properties fo:color="#000000" style:font-name="Arial2" fo:font-size="12pt" fo:language="fr" fo:country="FR" fo:font-weight="bold" officeooo:paragraph-rsid="00200498" style:letter-kerning="true" style:font-size-asian="12pt" style:language-asian="fr" style:country-asian="FR" style:font-weight-asian="bold" style:font-name-complex="Arial4" style:font-size-complex="12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2" fo:font-size="11pt" fo:language="fr" fo:country="FR" fo:font-style="normal" fo:font-weight="bold" officeooo:paragraph-rsid="00200498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2" officeooo:paragraph-rsid="00200498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7.488cm"/>
        </style:tab-stops>
      </style:paragraph-properties>
      <style:text-properties style:font-name="Arial2" officeooo:paragraph-rsid="00200498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Arial2" fo:font-size="11pt" fo:language="fr" fo:country="FR" fo:font-style="normal" fo:font-weight="bold" officeooo:paragraph-rsid="00200498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31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2" fo:font-size="11pt" fo:language="fr" fo:country="FR" fo:font-style="normal" fo:font-weight="bold" officeooo:paragraph-rsid="00200498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32" style:family="paragraph" style:parent-style-name="Standard">
      <style:paragraph-properties fo:margin-left="-0.026cm" fo:margin-right="0cm" fo:text-align="center" style:justify-single-word="false" fo:text-indent="0cm" style:auto-text-indent="false" style:text-autospace="none">
        <style:tab-stops>
          <style:tab-stop style:position="6.456cm" style:type="center"/>
        </style:tab-stops>
      </style:paragraph-properties>
      <style:text-properties style:font-name="Arial2" fo:font-size="11pt" fo:language="fr" fo:country="FR" fo:font-style="normal" fo:font-weight="bold" officeooo:paragraph-rsid="00200498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P33" style:family="paragraph" style:parent-style-name="Standard" style:master-page-name="Standard">
      <style:paragraph-properties fo:text-align="start" style:justify-single-word="false" fo:orphans="0" fo:widows="0" style:page-number="auto">
        <style:tab-stops>
          <style:tab-stop style:position="2.514cm"/>
          <style:tab-stop style:position="9.911cm"/>
        </style:tab-stops>
      </style:paragraph-properties>
      <style:text-properties fo:color="#000000" style:font-name="Arial" fo:font-size="12pt" fo:language="fr" fo:country="FR" fo:font-style="normal" fo:font-weight="normal" officeooo:paragraph-rsid="001a1685" style:letter-kerning="true" style:font-size-asian="12pt" style:language-asian="fr" style:country-asian="FR" style:font-style-asian="normal" style:font-weight-asian="normal" style:font-name-complex="Arial4" style:font-size-complex="12pt" style:language-complex="ar" style:country-complex="SA"/>
    </style:style>
    <style:style style:name="T1" style:family="text">
      <style:text-properties fo:color="#000000" style:font-name="Arial" fo:font-size="12pt" fo:language="fr" fo:country="FR" fo:font-style="italic" fo:font-weight="bold" style:letter-kerning="true" style:font-size-asian="12pt" style:language-asian="fr" style:country-asian="FR" style:font-style-asian="italic" style:font-weight-asian="bold" style:font-name-complex="Arial4" style:font-size-complex="12pt" style:language-complex="ar" style:country-complex="SA" style:font-style-complex="italic" style:font-weight-complex="bold"/>
    </style:style>
    <style:style style:name="T2" style:family="text">
      <style:text-properties fo:color="#000000" style:font-name="Arial" fo:font-size="12pt" fo:language="fr" fo:country="FR" fo:font-style="italic" fo:font-weight="bold" officeooo:rsid="00197a3a" style:letter-kerning="true" style:font-size-asian="12pt" style:language-asian="fr" style:country-asian="FR" style:font-style-asian="italic" style:font-weight-asian="bold" style:font-name-complex="Arial4" style:font-size-complex="12pt" style:language-complex="ar" style:country-complex="SA" style:font-style-complex="italic" style:font-weight-complex="bold"/>
    </style:style>
    <style:style style:name="T3" style:family="text">
      <style:text-properties fo:color="#000000" fo:font-size="12pt" fo:language="fr" fo:country="FR" style:letter-kerning="true" style:font-size-asian="12pt" style:language-asian="zh" style:country-asian="CN" style:font-name-complex="Arial4" style:font-size-complex="12pt" style:language-complex="ar" style:country-complex="SA"/>
    </style:style>
    <style:style style:name="T4" style:family="text">
      <style:text-properties fo:color="#000000" fo:font-size="12pt" fo:language="fr" fo:country="FR" officeooo:rsid="00262fa5" style:letter-kerning="true" style:font-size-asian="12pt" style:language-asian="zh" style:country-asian="CN" style:font-name-complex="Arial4" style:font-size-complex="12pt" style:language-complex="ar" style:country-complex="SA"/>
    </style:style>
    <style:style style:name="T5" style:family="text">
      <style:text-properties fo:color="#000000" fo:font-size="12pt" fo:language="fr" fo:country="FR" style:letter-kerning="true" style:font-size-asian="12pt" style:language-asian="fr" style:country-asian="FR" style:font-name-complex="Arial4" style:font-size-complex="12pt" style:language-complex="ar" style:country-complex="SA"/>
    </style:style>
    <style:style style:name="T6" style:family="text">
      <style:text-properties fo:color="#000000" fo:font-size="12pt" fo:language="fr" fo:country="FR" officeooo:rsid="00197a3a" style:letter-kerning="true" style:font-size-asian="12pt" style:language-asian="fr" style:country-asian="FR" style:font-name-complex="Arial4" style:font-size-complex="12pt" style:language-complex="ar" style:country-complex="SA"/>
    </style:style>
    <style:style style:name="T7" style:family="text">
      <style:text-properties style:font-name="Arial2"/>
    </style:style>
    <style:style style:name="T8" style:family="text">
      <style:text-properties style:font-name="Arial2" style:font-name-asian="Arial2" style:font-name-complex="Arial2"/>
    </style:style>
    <style:style style:name="T9" style:family="text">
      <style:text-properties style:font-name="Arial2" officeooo:rsid="0008268e" style:font-name-asian="Arial2" style:font-name-complex="Arial2"/>
    </style:style>
    <style:style style:name="T10" style:family="text">
      <style:text-properties style:font-name="Arial2" fo:font-size="11pt" style:font-name-asian="Arial2" style:font-size-asian="11pt" style:font-name-complex="Arial2" style:font-size-complex="11pt"/>
    </style:style>
    <style:style style:name="T11" style:family="text">
      <style:text-properties style:font-name="Arial2" style:font-name-asian="Times New Roman" style:font-name-complex="Times New Roman"/>
    </style:style>
    <style:style style:name="T12" style:family="text">
      <style:text-properties style:font-name="Arial2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3" style:family="text">
      <style:text-properties style:font-name-complex="Arial2"/>
    </style:style>
    <style:style style:name="T14" style:family="text">
      <style:text-properties officeooo:rsid="00210f60" style:font-name-complex="Arial2"/>
    </style:style>
    <style:style style:name="T15" style:family="text">
      <style:text-properties fo:color="#ffffff" fo:background-color="transparent"/>
    </style:style>
    <style:style style:name="T16" style:family="text">
      <style:text-properties fo:font-size="12pt" fo:language="fr" fo:country="FR" fo:font-style="normal" fo:font-weight="normal" style:font-name-asian="Arial2" style:font-size-asian="12pt" style:language-asian="zh" style:country-asian="CN" style:font-style-asian="normal" style:font-weight-asian="normal" style:font-name-complex="Arial2" style:font-size-complex="12pt" style:font-style-complex="normal" style:font-weight-complex="normal"/>
    </style:style>
    <style:style style:name="T17" style:family="text">
      <style:text-properties officeooo:rsid="0010f8f3"/>
    </style:style>
    <style:style style:name="T18" style:family="text">
      <style:text-properties fo:font-size="11pt" fo:language="fr" fo:country="FR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9" style:family="text">
      <style:text-properties fo:font-size="11pt" fo:language="fr" fo:country="FR" fo:font-style="normal" fo:font-weight="bold" officeooo:rsid="0018dae7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officeooo:rsid="0018dae7"/>
    </style:style>
    <style:style style:name="T22" style:family="text">
      <style:text-properties style:font-name-asian="Arial2" style:language-asian="zh" style:country-asian="CN" style:font-name-complex="Arial2"/>
    </style:style>
    <style:style style:name="T23" style:family="text">
      <style:text-properties officeooo:rsid="000dbf14"/>
    </style:style>
    <style:style style:name="T24" style:family="text">
      <style:text-properties officeooo:rsid="0024645d"/>
    </style:style>
    <style:style style:name="T25" style:family="text">
      <style:text-properties officeooo:rsid="0029533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depos" text:name="adresse_codepos"/>
        <text:user-field-decl office:value-type="string" office:string-value="locaadr" text:name="adresse_nomcom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dossierpcg66_user_nom_complet" text:name="dossierpcg66_user_nom_complet"/>
        <text:user-field-decl office:value-type="string" office:string-value="matricule" text:name="dossier_matricule"/>
        <text:user-field-decl office:value-type="string" office:string-value="modeletraitementpcg66_montantsaisi" text:name="modeletraitementpcg66_montantsaisi"/>
        <text:user-field-decl office:value-type="string" office:string-value="dossierpcg66_orgpayeur" text:name="dossierpcg66_orgpayeur"/>
      </text:user-field-decls>
      <text:p text:style-name="P33"><text:tab/><text:tab/><text:span text:style-name="T8">Perpignan, </text:span><text:span text:style-name="T9">le</text:span><text:span text:style-name="T8"> </text:span><text:span text:style-name="T10"><text:date style:data-style-name="N76" text:date-value="2015-06-29T09:10:57.82">29 juin 2015</text:date></text:span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Direction des Politiques Sociales</text:p>
            <text:p text:style-name="P6">Cellule de Gestion de l'Allocation rSa</text:p>
            <text:p text:style-name="P8">25 Rue Petite la Monnaie</text:p>
            <text:p text:style-name="P10">66  <text:s/>000 PERPIGNAN</text:p>
            <text:p text:style-name="P17">Suivi Par : <text:span text:style-name="T11"><text:user-field-get text:name="dossierpcg66_user_nom_complet">dossierpcg66_user_nom_complet</text:user-field-get></text:span></text:p>
            <text:p text:style-name="P7">Tél : 04 68 854 854</text:p>
            <text:p text:style-name="P13">du mardi au vendredi de 13h30 à 16h30</text:p>
          </table:table-cell>
          <table:table-cell table:style-name="Tableau1.A1" office:value-type="string">
            <text:p text:style-name="P22"><text:user-field-get text:name="personne_qual">qual</text:user-field-get> <text:user-field-get text:name="personne_nom">nom</text:user-field-get> <text:user-field-get text:name="personne_prenom">prenom</text:user-field-get></text:p>
            <text:p text:style-name="P22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2"><text:user-field-get text:name="adresse_complideadr">complideadr</text:user-field-get></text:p>
            <text:p text:style-name="P22"><text:user-field-get text:name="adresse_compladr">compladr</text:user-field-get></text:p>
            <text:p text:style-name="P18"><text:user-field-get text:name="adresse_codepos">codepos</text:user-field-get> <text:user-field-get text:name="adresse_nomcom">locaadr</text:user-field-get></text:p>
          </table:table-cell>
        </table:table-row>
      </table:table>
      <text:p text:style-name="P4"/>
      <text:p text:style-name="P9">Référence : <text:span text:style-name="T12"><text:user-field-get text:name="dossier_matricule">matricule</text:user-field-get></text:span></text:p>
      <text:p text:style-name="P5"/>
      <text:p text:style-name="P1"><text:span text:style-name="T1">Objet : Suspension partielle – Défaut d'insertion – </text:span><text:span text:style-name="T2">NSDD</text:span></text:p>
      <text:p text:style-name="P4"/>
      <text:p text:style-name="P4"/>
      <text:p text:style-name="P25"/>
      <text:p text:style-name="P20"><text:user-field-get text:name="personne_qual">qual</text:user-field-get>,<text:span text:style-name="T15"><text:user-field-get text:name="dossierpcg66_orgpayeur">dossierpcg66_orgpayeur</text:user-field-get></text:span></text:p>
      <text:p text:style-name="P23"/>
      <text:p text:style-name="P23"/>
      <text:p text:style-name="P15"><text:span text:style-name="T13"><text:tab/>Par la présente, </text:span>je vous informe qu’en application des articles L 262-37 et R 262-68 du Code de l’Action Sociale et des Familles, votre droit au rSa sera réduit <text:span text:style-name="T14">de <text:s/>50 % </text:span><text:s/>sur vos deux prochains versements rSa.</text:p>
      <text:p text:style-name="P19"/>
      <text:p text:style-name="P19"/>
      <text:p text:style-name="P11"><text:span text:style-name="T7"><text:tab/></text:span>En effet, vous n’avez pas satisfait aux obligations d’insertion liées au bénéfice de l’allocation rSa. </text:p>
      <text:p text:style-name="P11"/>
      <text:p text:style-name="P11"/>
      <text:p text:style-name="P14"><text:span text:style-name="T5"><text:tab/></text:span><text:span text:style-name="T6">S</text:span><text:span text:style-name="T3">i vous contestez cette décision, vous disposez d'un délai de deux mois à compter de la réception de cette notification pour exercer un recours auprès de la Présidente du </text:span><text:span text:style-name="T4">Département des Pyrénées-Orientales</text:span><text:span text:style-name="T3"> à l'adresse ci-dessous : </text:span><text:span text:style-name="T4">DEPARTEMENT DES PYRÉNÉES-ORIENTALES</text:span><text:span text:style-name="T3"> - Direction des Politiques Sociales - 25 rue Petite la Monnaie à 66000 PERPIGNAN</text:span></text:p>
      <text:p text:style-name="P12"/>
      <text:p text:style-name="P21"><text:span text:style-name="T22"><text:s/>Je vous prie d'agréer </text:span><text:span text:style-name="T16"><text:user-field-get text:name="personne_qual">qual</text:user-field-get></text:span><text:span text:style-name="T16">, </text:span><text:span text:style-name="T22">l’expression de mes sincères salutations.</text:span></text:p>
      <text:p text:style-name="P16"/>
      <text:section text:style-name="Sect1" text:name="MSA" text:condition="ooow:dossierpcg66_orgpayeur!=&quot;CAF&quot;" text:is-hidden="true" text:display="condition">
        <text:p text:style-name="P27">Pour la Présidente du <text:span text:style-name="T25">Département</text:span> et <text:span text:style-name="T17">p</text:span>ar Délégation</text:p>
        <text:p text:style-name="P28"><text:span text:style-name="T18"><text:tab/> <text:s text:c="12"/></text:span><text:span text:style-name="T20">Le Responsable du Pôle Dispositif et Allocation rSa</text:span></text:p>
        <text:p text:style-name="P31"/>
        <text:p text:style-name="P24"/>
        <text:p text:style-name="P32"><text:tab/>Olivier ESTEVE</text:p>
      </text:section>
      <text:section text:style-name="Sect1" text:name="CAF" text:condition="ooow:dossierpcg66_orgpayeur==&quot;CAF&quot;" text:display="condition">
        <text:p text:style-name="P27">Pour la Présidente du <text:span text:style-name="T24">Département</text:span> et <text:span text:style-name="T17">p</text:span>ar Délégation</text:p>
        <text:p text:style-name="P29"><text:span text:style-name="T18"><text:tab/> <text:s text:c="7"/></text:span><text:span text:style-name="T19">Le Directeur des Politiques Sociales</text:span></text:p>
        <text:p text:style-name="P31"/>
        <text:p text:style-name="P24"/>
        <text:p text:style-name="P32"><text:s text:c="10"/><text:tab/><text:span text:style-name="T21">Françoise I</text:span><text:span text:style-name="T23">L</text:span><text:span text:style-name="T21">LES</text:span></text:p>
      </text:section>
      <text:p text:style-name="P30"><text:bookmark-start text:name="DDE_LINK"/></text:p>
      <text:p text:style-name="P26"><text:bookmark-end text:name="DDE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OpenSymbol1" svg:font-family="OpenSymbol"/>
    <style:font-face style:name="OpenSymbol" svg:font-family="OpenSymbol, 'Arial Unicode MS'"/>
    <style:font-face style:name="Arial" svg:font-family="Aria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Arial4" svg:font-family="Arial" style:font-family-generic="system"/>
    <style:font-face style:name="Mangal1" svg:font-family="Mangal" style:font-family-generic="system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Times New Roman1" fo:font-size="12pt" fo:language="fr" fo:country="FR" style:letter-kerning="true" style:font-name-asian="Arial3" style:font-size-asian="12pt" style:language-asian="fr" style:country-asian="FR" style:font-name-complex="Mangal1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1" fo:font-size="14pt" fo:language="fr" fo:country="FR" style:letter-kerning="true" style:font-name-asian="Microsoft YaHei" style:font-size-asian="14pt" style:language-asian="fr" style:country-asian="FR" style:font-name-complex="Arial4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2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 text:number-lines="false" text:line-number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2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style:font-name="Times New Roman1" fo:font-size="12pt" fo:language="fr" fo:country="FR" style:letter-kerning="true" style:font-size-asian="12pt" style:language-asian="fr" style:country-asian="FR" style:font-name-complex="Mangal2" style:font-size-complex="12pt" style:language-complex="hi" style:country-complex="IN"/>
    </style:style>
    <style:style style:name="caption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WW-Heading1111111111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style:font-name="Arial" fo:font-size="14pt" fo:language="fr" fo:country="FR" style:letter-kerning="true" style:font-size-asian="14pt" style:language-asian="fr" style:country-asian="FR" style:font-name-complex="Arial4" style:font-size-complex="14pt" style:language-complex="hi" style:country-complex="IN"/>
    </style:style>
    <style:style style:name="WW-caption11111111111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style:font-name="Times New Roman1" fo:font-size="12pt" fo:language="fr" fo:country="FR" fo:font-style="italic" style:letter-kerning="true" style:font-size-asian="12pt" style:language-asian="fr" style:country-asian="FR" style:font-style-asian="italic" style:font-name-complex="Mangal1" style:font-size-complex="12pt" style:language-complex="hi" style:country-complex="IN" style:font-style-complex="italic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text:number-lines="false" text:line-number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0" fo:widows="0" text:number-lines="false" text:line-number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" style:display-name="WW-Table Contents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" style:display-name="WW-Table Heading" style:family="paragraph" style:parent-style-name="WW-Table_20_Contents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" style:display-name="WW-Table Contents1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" style:display-name="WW-Table Contents12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" style:display-name="WW-Table Heading12" style:family="paragraph" style:parent-style-name="WW-Table_20_Contents12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" style:display-name="WW-Table Contents123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" style:display-name="WW-Table Heading123" style:family="paragraph" style:parent-style-name="WW-Table_20_Contents123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" style:display-name="WW-Table Contents1234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" style:display-name="WW-Table Heading1234" style:family="paragraph" style:parent-style-name="WW-Table_20_Contents1234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" style:display-name="WW-Table Contents12345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" style:display-name="WW-Table Heading12345" style:family="paragraph" style:parent-style-name="WW-Table_20_Contents12345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" style:display-name="WW-Table Contents123456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" style:display-name="WW-Table Heading123456" style:family="paragraph" style:parent-style-name="WW-Table_20_Contents123456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" style:display-name="WW-Table Contents1234567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" style:display-name="WW-Table Heading1234567" style:family="paragraph" style:parent-style-name="WW-Table_20_Contents1234567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8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8" style:display-name="WW-Table Contents12345678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8" style:display-name="WW-Table Heading12345678" style:family="paragraph" style:parent-style-name="WW-Table_20_Contents12345678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89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89" style:display-name="WW-Table Contents123456789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89" style:display-name="WW-Table Heading123456789" style:family="paragraph" style:parent-style-name="WW-Table_20_Contents123456789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8910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8910" style:display-name="WW-Table Contents12345678910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8910" style:display-name="WW-Table Heading12345678910" style:family="paragraph" style:parent-style-name="WW-Table_20_Contents12345678910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891011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891011" style:display-name="WW-Table Contents1234567891011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891011" style:display-name="WW-Table Heading1234567891011" style:family="paragraph" style:parent-style-name="WW-Table_20_Contents1234567891011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header123456789101112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Contents123456789101112" style:display-name="WW-Table Contents123456789101112" style:family="paragraph" style:parent-style-name="Standard" style:default-outline-level="">
      <style:paragraph-properties fo:text-align="start" style:justify-single-word="false" fo:orphans="0" fo:widows="0"/>
      <style:text-properties style:font-name="Times New Roman1" fo:font-size="12pt" fo:language="fr" fo:country="FR" style:letter-kerning="true" style:font-size-asian="12pt" style:language-asian="fr" style:country-asian="FR" style:font-name-complex="Mangal1" style:font-size-complex="12pt" style:language-complex="hi" style:country-complex="IN"/>
    </style:style>
    <style:style style:name="WW-Table_20_Heading123456789101112" style:display-name="WW-Table Heading123456789101112" style:family="paragraph" style:parent-style-name="WW-Table_20_Contents123456789101112" style:default-outline-level="">
      <style:paragraph-properties fo:text-align="center" style:justify-single-word="false" fo:orphans="0" fo:widows="0"/>
      <style:text-properties style:font-name="Times New Roman1" fo:font-size="12pt" fo:language="fr" fo:country="FR" fo:font-weight="bold" style:letter-kerning="true" style:font-size-asian="12pt" style:language-asian="fr" style:country-asian="FR" style:font-weight-asian="bold" style:font-name-complex="Mangal1" style:font-size-complex="12pt" style:language-complex="hi" style:country-complex="IN" style:font-weight-complex="bold"/>
    </style:style>
    <style:style style:name="WW-Table_20_Heading12345678910111213" style:display-name="WW-Table Heading12345678910111213" style:family="paragraph" style:parent-style-name="WW-Table_20_Contents12345678910111213">
      <style:paragraph-properties fo:text-align="center" style:justify-single-word="false"/>
      <style:text-properties fo:font-weight="bold" style:font-weight-complex="bold"/>
    </style:style>
    <style:style style:name="WW-Table_20_Contents12345678910111213" style:display-name="WW-Table Contents12345678910111213" style:family="paragraph" style:parent-style-name="Standard"/>
    <style:style style:name="WW-head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Table_20_Contents_20__28_user_29_" style:display-name="Table Contents (user)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caption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2" fo:font-size="14pt" style:font-name-asian="Lucida Sans Unicode" style:font-name-complex="Arial2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2" fo:font-size="14pt" style:font-name-asian="Arial Unicode MS1" style:font-name-complex="Arial2" style:font-size-complex="14pt"/>
    </style:style>
    <style:style style:name="Bullet_20_Symbols_20__28_user_29_" style:display-name="Bullet Symbols (user)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" style:display-name="RTF_Num 2 1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orphans="0" fo:widows="0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64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19cm" fo:margin-left="0cm" fo:margin-right="0cm" fo:margin-bottom="3.7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o</meta:initial-creator>
    <meta:creation-date>2012-03-29T14:15:00</meta:creation-date>
    <dc:date>2015-06-29T09:10:57.64</dc:date>
    <meta:print-date>2012-07-30T10:38:00</meta:print-date>
    <meta:generator>LibreOffice/3.6$Windows_x86 LibreOffice_project/da8c1e6-fd468f4-454e206-f42a4a9-143cfd</meta:generator>
    <meta:editing-duration>PT1M31S</meta:editing-duration>
    <meta:editing-cycles>14</meta:editing-cycles>
    <dc:creator>Régine BOULOC</dc:creator>
    <meta:document-statistic meta:table-count="1" meta:image-count="0" meta:object-count="0" meta:page-count="1" meta:paragraph-count="23" meta:word-count="195" meta:character-count="1270" meta:non-whitespace-character-count="1067"/>
  </office:meta>
</office:document-meta>
</file>